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fo:color="#0e101a" loext:opacity="100%" style:font-name="Times New Roman" fo:background-color="transparent"/>
    </style:style>
    <style:style style:name="P3"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fo:color="#0e101a" loext:opacity="100%" style:font-name="Times New Roman" officeooo:paragraph-rsid="001c2e83" fo:background-color="transparent"/>
    </style:style>
    <style:style style:name="P4" style:family="paragraph" style:parent-style-name="Text_20_body">
      <style:paragraph-properties fo:margin-top="0in" fo:margin-bottom="0in" style:contextual-spacing="false" fo:text-align="justify" style:justify-single-word="false"/>
      <style:text-properties style:font-name="Times New Roman"/>
    </style:style>
    <style:style style:name="P5"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style:font-name="Times New Roman"/>
    </style:style>
    <style:style style:name="P6" style:family="paragraph" style:parent-style-name="Text_20_body">
      <loext:graphic-properties draw:fill="none" draw:fill-color="#ffffff"/>
      <style:paragraph-properties fo:margin-top="0in" fo:margin-bottom="0in" style:contextual-spacing="false" fo:text-align="justify" style:justify-single-word="false" fo:break-before="page" fo:background-color="transparent"/>
      <style:text-properties style:font-name="Times New Roman"/>
    </style:style>
    <style:style style:name="P7" style:family="paragraph" style:parent-style-name="Text_20_body">
      <style:paragraph-properties fo:margin-top="0in" fo:margin-bottom="0in" style:contextual-spacing="false" fo:text-align="justify" style:justify-single-word="false"/>
      <style:text-properties style:font-name="Times New Roman" fo:font-size="15pt" fo:font-weight="bold" officeooo:rsid="001b8cb4" officeooo:paragraph-rsid="001b8cb4" style:font-size-asian="13.1000003814697pt" style:font-weight-asian="bold" style:font-size-complex="15pt" style:font-weight-complex="bold"/>
    </style:style>
    <style:style style:name="P8" style:family="paragraph" style:parent-style-name="Text_20_body">
      <loext:graphic-properties draw:fill="none" draw:fill-color="#ffffff"/>
      <style:paragraph-properties fo:margin-top="0in" fo:margin-bottom="0in" style:contextual-spacing="false" fo:text-align="justify" style:justify-single-word="false" fo:background-color="transparent"/>
    </style:style>
    <style:style style:name="P9" style:family="paragraph" style:parent-style-name="Text_20_body" style:list-style-name="L1">
      <loext:graphic-properties draw:fill="none" draw:fill-color="#ffffff"/>
      <style:paragraph-properties fo:margin-top="0in" fo:margin-bottom="0in" style:contextual-spacing="false" fo:text-align="justify" style:justify-single-word="false" fo:background-color="transparent"/>
    </style:style>
    <style:style style:name="T1" style:family="text">
      <style:text-properties fo:color="#0e101a" loext:opacity="100%" fo:background-color="transparent" loext:char-shading-value="0"/>
    </style:style>
    <style:style style:name="T2" style:family="text">
      <style:text-properties fo:color="#0e101a" loext:opacity="100%" style:font-name="Times New Roman" fo:background-color="transparent"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s text:c="43"/>The Indigo uprising</text:span></text:p>
      <text:p text:style-name="P4"><text:span text:style-name="T1"/></text:p>
      <text:p text:style-name="P4"><text:span text:style-name="T1">The indigo resistance movement was against the indigo planters who forced the indigo cultivators to cultivate indigo. This protest began in 1859. It was an anti-colonial movement. Indigo cultivation was very profitable economically in the ancient period time. In this essay, I will try to clarify the concept of the indigo movement history, its achievements, and how it became a massive movement in Indian independence history.</text:span></text:p>
      <text:p text:style-name="P2">Concept of indigo movement history:</text:p>
      <text:p text:style-name="P5"><text:span text:style-name="T1">From 1840 to 1850, indigo production was uneconomic. For this reason, the indigo cultivators became demoralized to produce it. But as the indigo planters had already invested a lot of money, they forced the indigo cultivators to cultivate it. According to Ghildiyal (2010), the protests were separated from all other social and political movements, could not make any public opinion, protesting against British colonialism, and then the contradiction began.</text:span></text:p>
      <text:p text:style-name="P2">Achievements of the indigo movement history:</text:p>
      <text:p text:style-name="P5"><text:span text:style-name="T1">As we know, in the 19th century, indigo production had a satisfactory result. As it was a profitable business, the British started this export orientation. But the Europeans couldn’t get the opportunity to take the agricultural lands properly. When the political and economic situation changed, the European planters got permission to purchase and hold their lands under the Act Iv. In the 19th century, the end of the fiftieth decade, the European agents prevented them from supplying the products. At that time, the indigo cultivators got support from the Christian missionaries. So, it was an achievement to create public support for them. </text:span></text:p>
      <text:p text:style-name="P2">How it became a massive movement in Indian independence history:</text:p>
      <text:p text:style-name="P5"><text:span text:style-name="T1"> The Indigo movement played a vital role in history. According to Bhattacharya (1977), before the indigo resistance, the whole economy was in disaster, and people became poor. In 1847, some capital investment institutions (some agencies, Union Bank of Kolkata) of indigo cultivators were declared bankrupt because of the Crimean war. In the fiftieth decade of the 19th century, grain, oilseed, and jute production became more profitable. So, the cultivators agreed to cultivate those products. But the indigo planters stopped them. Then the cultivators became protestant.</text:span></text:p>
      <text:p text:style-name="P2">In conclusion, though the resistance was a big protest in Indian sub-continent history, it failed to get a long-term result. From the historical events, we can learn how the people of India protested for their rights and were free from their oppression. </text:p>
      <text:p text:style-name="P3">Through their contribution, we have got a peaceful economic nation. Before the Indian sub-continent independence, there occurred a lot of anti-colonial movements. Most of them were against the Britishers. But as the people of India were weak to protest against them, many people died. But their protest did not stop. They fought for their rights with bravery. Because of their fight, a lot of movements occurred after that. So, it was a massive anti-colonial movement.</text:p>
      <text:p text:style-name="P5"/>
      <text:p text:style-name="P6"/>
      <text:p text:style-name="P2">References:</text:p>
      <text:list xml:id="list512942725" text:style-name="L1">
        <text:list-item>
          <text:p text:style-name="P9"><text:span text:style-name="T2">Ghildiyal, S. (2010). Moral economy and the indigo Movement. </text:span><text:span text:style-name="Emphasis"><text:span text:style-name="T2">Economic and Political Weekly</text:span></text:span><text:span text:style-name="T2">, 67-72.</text:span></text:p>
        </text:list-item>
      </text:list>
      <text:p text:style-name="P8"><text:span text:style-name="T2"/></text:p>
      <text:list xml:id="list192441269276759" text:continue-numbering="true" text:style-name="L1">
        <text:list-item>
          <text:p text:style-name="P9"><text:span text:style-name="T2">Bhattacharya, S. (1977). The indigo revolt of Bengal. </text:span><text:span text:style-name="Emphasis"><text:span text:style-name="T2">Social Scientist</text:span></text:span><text:span text:style-name="T2">, 13-23. </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8T19:02:09.952000000</meta:creation-date>
    <dc:date>2023-02-18T19:24:40.898000000</dc:date>
    <meta:editing-duration>PT22M30S</meta:editing-duration>
    <meta:editing-cycles>3</meta:editing-cycles>
    <meta:generator>LibreOffice/7.3.4.2$Windows_X86_64 LibreOffice_project/728fec16bd5f605073805c3c9e7c4212a0120dc5</meta:generator>
    <meta:document-statistic meta:table-count="0" meta:image-count="0" meta:object-count="0" meta:page-count="2" meta:paragraph-count="13" meta:word-count="491" meta:character-count="3217" meta:non-whitespace-character-count="2694"/>
  </office:meta>
</office:document-meta>
</file>